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 fo:wrap-option="wrap" style:rotation-angle="90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B2B2B2" style:rotation-angle="9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B2B2B2"/>
    </style:style>
    <style:style style:name="ce9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0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center"/>
    </style:style>
    <style:style style:name="ce14" style:family="table-cell" style:parent-style-name="Default" style:data-style-name="N1">
      <style:table-cell-properties fo:border="thin solid #000000" style:vertical-align="automatic" fo:wrap-option="wrap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style:text-underline-style="solid" style:text-underline-type="single"/>
    </style:style>
    <style:style style:name="ce16" style:family="table-cell" style:parent-style-name="Default" style:data-style-name="N14">
      <style:table-cell-properties style:vertical-align="automatic" fo:wrap-option="wrap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" style:family="table-cell" style:parent-style-name="Default" style:data-style-name="N13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13">
      <style:table-cell-properties fo:border="thin solid #000000" style:vertical-align="middle" fo:wrap-option="wrap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13">
      <style:table-cell-properties style:vertical-align="automatic" fo:wrap-option="wrap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wrap-option="wrap" style:rotation-angle="90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wrap-option="wrap"/>
    </style:style>
    <style:style style:name="ce42" style:family="table-cell" style:parent-style-name="Default" style:data-style-name="N0">
      <style:table-cell-properties fo:border="thin solid #000000"/>
    </style:style>
    <style:style style:name="ce43" style:family="table-cell" style:parent-style-name="Default" style:data-style-name="N1">
      <style:table-cell-properties fo:border="thin solid #000000" style:vertical-align="automatic" fo:wrap-option="wrap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9693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41.25pt" style:use-optimal-row-height="false" fo:break-before="auto"/>
    </style:style>
    <style:style style:name="ro6" style:family="table-row">
      <style:table-row-properties style:row-height="74.85pt" style:use-optimal-row-height="false" fo:break-before="auto"/>
    </style:style>
    <style:style style:name="ro7" style:family="table-row">
      <style:table-row-properties style:row-height="89.85pt" style:use-optimal-row-height="false" fo:break-before="auto"/>
    </style:style>
    <style:style style:name="ro8" style:family="table-row">
      <style:table-row-properties style:row-height="32.6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108.6pt" style:use-optimal-row-height="false" fo:break-before="auto"/>
    </style:style>
    <style:style style:name="ro13" style:family="table-row">
      <style:table-row-properties style:row-height="48.75pt" style:use-optimal-row-height="false" fo:break-before="auto"/>
    </style:style>
    <style:style style:name="ro14" style:family="table-row">
      <style:table-row-properties style:row-height="70.5pt" style:use-optimal-row-height="false" fo:break-before="auto"/>
    </style:style>
    <style:style style:name="ro15" style:family="table-row">
      <style:table-row-properties style:row-height="45.75pt" style:use-optimal-row-height="false" fo:break-before="auto"/>
    </style:style>
    <style:style style:name="ro16" style:family="table-row">
      <style:table-row-properties style:row-height="91.7pt" style:use-optimal-row-height="false" fo:break-before="auto"/>
    </style:style>
    <style:style style:name="ro17" style:family="table-row">
      <style:table-row-properties style:row-height="46.5pt" style:use-optimal-row-height="false" fo:break-before="auto"/>
    </style:style>
    <style:style style:name="ro18" style:family="table-row">
      <style:table-row-properties style:row-height="30.75pt" style:use-optimal-row-height="false" fo:break-before="auto"/>
    </style:style>
    <style:style style:name="ro19" style:family="table-row">
      <style:table-row-properties style:row-height="36.75pt" style:use-optimal-row-height="false" fo:break-before="auto"/>
    </style:style>
    <style:style style:name="ro20" style:family="table-row">
      <style:table-row-properties style:row-height="47.25pt" style:use-optimal-row-height="false" fo:break-before="auto"/>
    </style:style>
    <style:style style:name="ro21" style:family="table-row">
      <style:table-row-properties style:row-height="86.45pt" style:use-optimal-row-height="false" fo:break-before="auto"/>
    </style:style>
    <style:style style:name="ro22" style:family="table-row">
      <style:table-row-properties style:row-height="12.75pt" style:use-optimal-row-height="true" fo:break-before="auto"/>
    </style:style>
    <style:style style:name="ro2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4" table:number-columns-repeated="1011" table:default-cell-style-name="ce2"/>
        <table:table-column table:style-name="co14" table:number-columns-repeated="15360" table:default-cell-style-name="ce1"/>
        <table:table-row table:style-name="ro1">
          <table:table-cell office:value-type="string" table:number-columns-spanned="8" table:number-rows-spanned="1" table:style-name="ce17">
            <text:p>Parcial I, Unidad I</text:p>
          </table:table-cell>
          <table:covered-table-cell table:number-columns-repeated="7"/>
          <table:table-cell table:number-columns-repeated="1016" table:style-name="ce2"/>
          <table:table-cell table:number-columns-repeated="15360"/>
        </table:table-row>
        <table:table-row table:style-name="ro2">
          <table:table-cell office:value-type="string" table:number-columns-spanned="7" table:number-rows-spanned="1" table:style-name="ce18">
            <text:p>A. Se adapta a situaciones y contextos complejos. Participa activamente en las dinámicas de equipo e individuales (lecturas comentadas) y lluvias de ideas.</text:p>
            <text:p><text:span text:style-name="T1">Participa de forma activa, hace aportaciones pertinentes en la clase, trabaja de forma colaborativa e individual y con respeto hacía sus pares.</text:span></text:p>
          </table:table-cell>
          <table:covered-table-cell table:number-columns-repeated="6"/>
          <table:table-cell office:value-type="percentage" office:value="0.25" table:style-name="ce3">
            <text:p>25.00%</text:p>
          </table:table-cell>
          <table:table-cell table:number-columns-repeated="1016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1" table:style-name="ce18">
            <text:p>B. Hace aportaciones a las actividades académicas desarrolladas. Aporta ideas y conceptos relevantes sobre los temas a discutir en clase.</text:p>
            <text:p><text:span text:style-name="T1">Participa en las actividades de clase, propuestas por el asesor.</text:span></text:p>
          </table:table-cell>
          <table:covered-table-cell table:number-columns-repeated="6"/>
          <table:table-cell office:value-type="percentage" office:value="0.25" table:style-name="ce3">
            <text:p>25.00%</text:p>
          </table:table-cell>
          <table:table-cell table:number-columns-repeated="1016" table:style-name="ce2"/>
          <table:table-cell table:number-columns-repeated="15360"/>
        </table:table-row>
        <table:table-row table:style-name="ro4">
          <table:table-cell office:value-type="string" table:number-columns-spanned="7" table:number-rows-spanned="1" table:style-name="ce18">
            <text:p>E. Incorpora conocimientos y actividades interdisciplinarias en su aprendizaje.</text:p>
            <text:p><text:span text:style-name="T1">Buzón de tareas “Esquema estructura y funcionamiento de un SGBD”</text:span><text:span text:style-name="T1"/></text:p>
            <text:p><text:span text:style-name="T1">Buzón de tareas “Reporte instalación de SGBD’s”</text:span></text:p>
          </table:table-cell>
          <table:covered-table-cell table:number-columns-repeated="6"/>
          <table:table-cell office:value-type="percentage" office:value="0.3" table:style-name="ce3">
            <text:p>30.00%</text:p>
          </table:table-cell>
          <table:table-cell table:number-columns-repeated="1016" table:style-name="ce2"/>
          <table:table-cell table:number-columns-repeated="15360"/>
        </table:table-row>
        <table:table-row table:style-name="ro5">
          <table:table-cell office:value-type="string" table:number-columns-spanned="7" table:number-rows-spanned="1" table:style-name="ce18">
            <text:p>F. Realiza su trabajo de manera autónoma y autorregulada. Es capaz de organizar su tiempo y trabajar sin necesidad de una supervisión estrecha y/o coercitiva.</text:p>
            <text:p><text:span text:style-name="T1">Reporte de instalación y configuración del SGBD Mysql</text:span></text:p>
          </table:table-cell>
          <table:covered-table-cell table:number-columns-repeated="6"/>
          <table:table-cell office:value-type="percentage" office:value="0.2" table:style-name="ce3">
            <text:p>20.00%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6" table:style-name="ce1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10" table:number-rows-spanned="1" table:style-name="ce19">
            <text:p>Parcial I, Unidad I</text:p>
          </table:table-cell>
          <table:covered-table-cell table:number-columns-repeated="9"/>
          <table:table-cell table:style-name="ce1"/>
          <table:table-cell table:number-columns-repeated="16373"/>
        </table:table-row>
        <table:table-row table:style-name="ro6">
          <table:table-cell office:value-type="string" table:style-name="ce4">
            <text:p>Estudiante</text:p>
          </table:table-cell>
          <table:table-cell office:value-type="string" table:style-name="ce5">
            <text:p>Comparación entre distintos SGBD (Oracle, MySql, MariaDB)→Indicador (E)</text:p>
          </table:table-cell>
          <table:table-cell office:value-type="string" table:style-name="ce5">
            <text:p>Requerimientos del SGBD elegido para el curso→Indicador (F)</text:p>
          </table:table-cell>
          <table:table-cell office:value-type="string" table:style-name="ce5">
            <text:p>Reporte Instalación SGBD elegido→ Indicador(E)</text:p>
          </table:table-cell>
          <table:table-cell office:value-type="string" table:style-name="ce5">
            <text:p>Instalación SGBD→Indicador (F)</text:p>
          </table:table-cell>
          <table:table-cell office:value-type="string" table:style-name="ce5">
            <text:p>Promedio Indicador A</text:p>
          </table:table-cell>
          <table:table-cell office:value-type="string" table:style-name="ce5">
            <text:p>Promedio Indicador B</text:p>
          </table:table-cell>
          <table:table-cell office:value-type="string" table:style-name="ce5">
            <text:p>Promedio Indicador E</text:p>
          </table:table-cell>
          <table:table-cell office:value-type="string" table:style-name="ce5">
            <text:p>Promedio Indicador F</text:p>
          </table:table-cell>
          <table:table-cell office:value-type="string" table:style-name="ce6">
            <text:p>Calificación unidad I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4">
            <text:p>Mendiola Gaspar Carlos Alberto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30" table:formula="of:=(SUM([.D10];[.B10])/2)*[.H$4]/1" table:style-name="ce4">
            <text:p>30</text:p>
          </table:table-cell>
          <table:table-cell office:value-type="float" office:value="20" table:formula="of:=((SUM([.C10];[.E10])/2*[.H$5])/1)" table:style-name="ce4">
            <text:p>20</text:p>
          </table:table-cell>
          <table:table-cell office:value-type="float" office:value="100" table:formula="of:=SUM([.F10:.I10])" table:style-name="ce8">
            <text:p>100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4">
            <text:p>Politron Rangel Jesús Daniel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4">
            <text:p>25</text:p>
          </table:table-cell>
          <table:table-cell office:value-type="float" office:value="30" table:formula="of:=(SUM([.D11];[.B11])/2)*[.H$4]/1" table:style-name="ce4">
            <text:p>30</text:p>
          </table:table-cell>
          <table:table-cell office:value-type="float" office:value="20" table:formula="of:=((SUM([.C11];[.E11])/2*[.H$5])/1)" table:style-name="ce4">
            <text:p>20</text:p>
          </table:table-cell>
          <table:table-cell office:value-type="float" office:value="100" table:formula="of:=SUM([.F11:.I11])" table:style-name="ce8">
            <text:p>100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4">
            <text:p>Rivera Ruelas Aldo Mixtli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30" table:formula="of:=(SUM([.D12];[.B12])/2)*[.H$4]/1" table:style-name="ce4">
            <text:p>30</text:p>
          </table:table-cell>
          <table:table-cell office:value-type="float" office:value="20" table:formula="of:=((SUM([.C12];[.E12])/2*[.H$5])/1)" table:style-name="ce4">
            <text:p>20</text:p>
          </table:table-cell>
          <table:table-cell office:value-type="float" office:value="70" table:formula="of:=SUM([.F12:.I12])" table:style-name="ce8">
            <text:p>70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4">
            <text:p>Sánchez Xx Arturo Valentín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30" table:formula="of:=(SUM([.D13];[.B13])/2)*[.H$4]/1" table:style-name="ce4">
            <text:p>30</text:p>
          </table:table-cell>
          <table:table-cell office:value-type="float" office:value="20" table:formula="of:=((SUM([.C13];[.E13])/2*[.H$5])/1)" table:style-name="ce4">
            <text:p>20</text:p>
          </table:table-cell>
          <table:table-cell office:value-type="float" office:value="70" table:formula="of:=SUM([.F13:.I13])" table:style-name="ce8">
            <text:p>70</text:p>
          </table:table-cell>
          <table:table-cell table:style-name="ce1"/>
          <table:table-cell table:number-columns-repeated="1637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3" table:style-name="ce1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number-columns-spanned="8" table:number-rows-spanned="1" table:style-name="ce19">
            <text:p>Unidad II, Parcial I</text:p>
          </table:table-cell>
          <table:covered-table-cell table:number-columns-repeated="7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20">
            <text:p>B. Hace aportaciones a las actividades académicas desarrolladas. Participa, desarrolla y expone los temas asignados por el asesor. Expresa ideas coherentes y con respeto hacía sus compañeros</text:p>
            <text:p><text:span text:style-name="T1">Sigue las indicaciones del asesor durante el desarrollo de prácticas demostrativas, dentro de la sesión presencial.</text:span></text:p>
          </table:table-cell>
          <table:covered-table-cell table:number-columns-repeated="6"/>
          <table:table-cell office:value-type="percentage" office:value="0.1" table:style-name="ce9">
            <text:p>10.00%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36">
            <text:p>C. Propone y/o explica soluciones o procedimientos no vistos (creatividad). Desarrolla soluciones a problemarios propuestos por el asesor.</text:p>
            <text:p><text:span text:style-name="T1">Buzón de tareas “Conversión del modelo relacional al modelo lógico utilizando constraints</text:span><text:span text:style-name="T1"/></text:p>
            <text:p><text:span text:style-name="T1">Buzón de tareas “Conversión del modelo relacional al modelo lógico (sin contraints)</text:span></text:p>
          </table:table-cell>
          <table:covered-table-cell table:number-columns-repeated="6"/>
          <table:table-cell office:value-type="percentage" office:value="0.7" table:style-name="ce9">
            <text:p>70.00%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37">
            <text:p>D. Introduce recursos y experiencias que promueven un pensamiento crítico.</text:p>
            <text:p><text:span text:style-name="T1">Realizar un esquema acerca de la conversión del modelo relacional a un modelo lógico. Al terminar lo envía al buzón de tareas correspondiente.</text:span></text:p>
          </table:table-cell>
          <table:covered-table-cell table:number-columns-repeated="6"/>
          <table:table-cell office:value-type="percentage" office:value="0.1" table:style-name="ce10">
            <text:p>10.00%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37">
            <text:p>F. Realiza su trabajo de manera autónoma y autorregulada. Es capaz de organizar su tiempo y trabajar sin necesidad de una supervisión estrecha y/o coercitiva.</text:p>
            <text:p><text:span text:style-name="T1">Trabaja en equipo y de forma individual, en la realización de lecturas y trabajos de clase.</text:span></text:p>
          </table:table-cell>
          <table:covered-table-cell table:number-columns-repeated="6"/>
          <table:table-cell office:value-type="percentage" office:value="0.1" table:style-name="ce9">
            <text:p>10.00%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9" table:number-rows-spanned="1" table:style-name="ce19">
            <text:p>Unidad II, Parcial I</text:p>
          </table:table-cell>
          <table:covered-table-cell table:number-columns-repeated="8"/>
          <table:table-cell table:number-columns-repeated="1015" table:style-name="ce2"/>
          <table:table-cell table:number-columns-repeated="15360"/>
        </table:table-row>
        <table:table-row table:style-name="ro7">
          <table:table-cell office:value-type="string" table:style-name="ce4">
            <text:p>Estudiante</text:p>
          </table:table-cell>
          <table:table-cell office:value-type="string" table:style-name="ce5">
            <text:p>DDL parte I → Indicador (C)</text:p>
          </table:table-cell>
          <table:table-cell office:value-type="string" table:style-name="ce5">
            <text:p>DDL parte II S. Shop → Indicador (C)</text:p>
          </table:table-cell>
          <table:table-cell office:value-type="string" table:style-name="ce5">
            <text:p>Conversion modelo relacional al modelo lógico→Indicador (D)</text:p>
          </table:table-cell>
          <table:table-cell office:value-type="string" table:style-name="ce5">
            <text:p>Promedio indicador B</text:p>
          </table:table-cell>
          <table:table-cell office:value-type="string" table:style-name="ce5">
            <text:p>Promedio indicador C</text:p>
          </table:table-cell>
          <table:table-cell office:value-type="string" table:style-name="ce5">
            <text:p>Promedio indicador D</text:p>
          </table:table-cell>
          <table:table-cell office:value-type="string" table:style-name="ce5">
            <text:p>Promedio indicador F</text:p>
          </table:table-cell>
          <table:table-cell office:value-type="string" table:style-name="ce6">
            <text:p>Calificación Unidad</text:p>
          </table:table-cell>
          <table:table-cell table:style-name="ce1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Mendiola Gaspar Carlos Alberto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70" table:formula="of:=((SUM([.B24:.C24])/2*[.H$18]/1))" table:style-name="ce4">
            <text:p>70</text:p>
          </table:table-cell>
          <table:table-cell office:value-type="float" office:value="10" table:formula="of:=([.D24]*[.H$19])/1" table:style-name="ce7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0" table:formula="of:=SUM([.E24:.H24])" table:style-name="ce8">
            <text:p>100</text:p>
          </table:table-cell>
          <table:table-cell table:style-name="ce1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Politron Rangel Jesús Daniel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70" table:formula="of:=((SUM([.B25:.C25])/2*[.H$18]/1))" table:style-name="ce4">
            <text:p>70</text:p>
          </table:table-cell>
          <table:table-cell office:value-type="float" office:value="10" table:formula="of:=([.D25]*[.H$19])/1" table:style-name="ce7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0" table:formula="of:=SUM([.E25:.H25])" table:style-name="ce8">
            <text:p>100</text:p>
          </table:table-cell>
          <table:table-cell table:style-name="ce1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Rivera Ruelas Aldo Mixtli</text:p>
          </table:table-cell>
          <table:table-cell office:value-type="float" office:value="100" table:style-name="ce4">
            <text:p>100</text:p>
          </table:table-cell>
          <table:table-cell office:value-type="float" office:value="70" table:style-name="ce7">
            <text:p>7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59.499999999999993" table:formula="of:=((SUM([.B26:.C26])/2*[.H$18]/1))" table:style-name="ce4">
            <text:p>59.5</text:p>
          </table:table-cell>
          <table:table-cell office:value-type="float" office:value="7" table:formula="of:=([.D26]*[.H$19])/1" table:style-name="ce7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70.5" table:formula="of:=SUM([.E26:.H26])" table:style-name="ce8">
            <text:p>70.5</text:p>
          </table:table-cell>
          <table:table-cell table:style-name="ce1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4">
            <text:p>Sánchez Xx Arturo Valentín</text:p>
          </table:table-cell>
          <table:table-cell office:value-type="float" office:value="100" table:style-name="ce4">
            <text:p>100</text:p>
          </table:table-cell>
          <table:table-cell office:value-type="float" office:value="70" table:style-name="ce7">
            <text:p>7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59.499999999999993" table:formula="of:=((SUM([.B27:.C27])/2*[.H$18]/1))" table:style-name="ce4">
            <text:p>59.5</text:p>
          </table:table-cell>
          <table:table-cell office:value-type="float" office:value="7" table:formula="of:=([.D27]*[.H$19])/1" table:style-name="ce7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70.5" table:formula="of:=SUM([.E27:.H27])" table:style-name="ce8">
            <text:p>70.5</text:p>
          </table:table-cell>
          <table:table-cell table:style-name="ce1"/>
          <table:table-cell table:number-columns-repeated="1014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14" table:number-rows-spanned="1" table:style-name="ce19">
            <text:p>Unidad III, parcial II</text:p>
          </table:table-cell>
          <table:covered-table-cell table:number-columns-repeated="13"/>
          <table:table-cell table:number-columns-repeated="16370"/>
        </table:table-row>
        <table:table-row table:style-name="ro8">
          <table:table-cell office:value-type="string" table:number-columns-spanned="8" table:number-rows-spanned="1" table:style-name="ce35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1">Participación en clase, durante el desarrollo de las prácticas demostrativas.</text:span></text:p>
          </table:table-cell>
          <table:covered-table-cell table:number-columns-repeated="7"/>
          <table:table-cell office:value-type="float" office:value="10" table:style-name="ce11">
            <text:p>10</text:p>
          </table:table-cell>
          <table:table-cell table:number-columns-repeated="1015" table:style-name="ce2"/>
          <table:table-cell table:number-columns-repeated="15360"/>
        </table:table-row>
        <table:table-row table:style-name="ro9">
          <table:table-cell office:value-type="string" table:number-columns-spanned="8" table:number-rows-spanned="1" table:style-name="ce35">
            <text:p>C. Propone y/o explica soluciones o procedimientos no vistos (creatividad) . Desarrolla soluciones a pistroblemarios propuestos por el asesor.</text:p>
            <text:p><text:span text:style-name="T1">DML básico.</text:span><text:span text:style-name="T1"/></text:p>
            <text:p><text:span text:style-name="T1">DML recuperación, ordenación y restricción de datos</text:span><text:span text:style-name="T1"/></text:p>
            <text:p><text:span text:style-name="T1">Consultas mutitabla en</text:span><text:span text:style-name="T1"/></text:p>
            <text:p><text:span text:style-name="T1">Subconsultas SQL</text:span><text:span text:style-name="T1"/></text:p>
            <text:p><text:span text:style-name="T1">funciones de agrupación SQL</text:span></text:p>
          </table:table-cell>
          <table:covered-table-cell table:number-columns-repeated="7"/>
          <table:table-cell office:value-type="float" office:value="70" table:style-name="ce11">
            <text:p>70</text:p>
          </table:table-cell>
          <table:table-cell table:number-columns-repeated="1015" table:style-name="ce2"/>
          <table:table-cell table:number-columns-repeated="15360"/>
        </table:table-row>
        <table:table-row table:style-name="ro10">
          <table:table-cell office:value-type="string" table:number-columns-spanned="8" table:number-rows-spanned="1" table:style-name="ce35">
            <text:p>D. Introduce recursos y experiencias que promueven un pensamiento crítico.</text:p>
            <text:p><text:span text:style-name="T1">Esquema de funciones de agrupación SQL</text:span><text:span text:style-name="T1"/></text:p>
            <text:p><text:span text:style-name="T1">Esquema uso y utilización de las subconsultas</text:span></text:p>
          </table:table-cell>
          <table:covered-table-cell table:number-columns-repeated="7"/>
          <table:table-cell office:value-type="float" office:value="10" table:style-name="ce11">
            <text:p>10</text:p>
          </table:table-cell>
          <table:table-cell table:number-columns-repeated="1015" table:style-name="ce2"/>
          <table:table-cell table:number-columns-repeated="15360"/>
        </table:table-row>
        <table:table-row table:style-name="ro11">
          <table:table-cell office:value-type="string" table:number-columns-spanned="8" table:number-rows-spanned="1" table:style-name="ce18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por el asesor.</text:span><text:span text:style-name="T1"/></text:p>
            <text:p><text:span text:style-name="T1">Trabaja de forma colaborativa entre pares.</text:span></text:p>
          </table:table-cell>
          <table:covered-table-cell table:number-columns-repeated="7"/>
          <table:table-cell office:value-type="float" office:value="10" table:style-name="ce11">
            <text:p>1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00" table:formula="of:=SUM([.I32:.I35])" table:style-name="ce11">
            <text:p>1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5" table:style-name="ce1"/>
          <table:table-cell table:number-columns-repeated="1018" table:style-name="ce2"/>
          <table:table-cell table:number-columns-repeated="15360"/>
        </table:table-row>
        <table:table-row table:style-name="ro12">
          <table:table-cell office:value-type="string" table:style-name="ce12">
            <text:p>Estudiante</text:p>
          </table:table-cell>
          <table:table-cell office:value-type="string" table:style-name="ce13">
            <text:p>LMD parte I</text:p>
          </table:table-cell>
          <table:table-cell office:value-type="string" table:style-name="ce13">
            <text:p>LMD parte II</text:p>
          </table:table-cell>
          <table:table-cell office:value-type="string" table:style-name="ce13">
            <text:p>LMD parte III</text:p>
          </table:table-cell>
          <table:table-cell office:value-type="string" table:style-name="ce13">
            <text:p>Ejercicio agrupaciones parte I</text:p>
          </table:table-cell>
          <table:table-cell office:value-type="string" table:style-name="ce13">
            <text:p>Ejercicio cap 12 libro “fundamentos sql”</text:p>
          </table:table-cell>
          <table:table-cell office:value-type="string" table:style-name="ce13">
            <text:p>Subconsultas</text:p>
          </table:table-cell>
          <table:table-cell office:value-type="string" table:style-name="ce13">
            <text:p>Ejercicio joins</text:p>
          </table:table-cell>
          <table:table-cell office:value-type="string" table:style-name="ce13">
            <text:p>Primedio indicador <text:s/>C</text:p>
          </table:table-cell>
          <table:table-cell office:value-type="string" table:style-name="ce13">
            <text:p>Presentación joins <text:s/>→ Indicador D</text:p>
          </table:table-cell>
          <table:table-cell office:value-type="string" table:style-name="ce13">
            <text:p>Promedio indicador D</text:p>
          </table:table-cell>
          <table:table-cell office:value-type="string" table:style-name="ce13">
            <text:p>Indicador B</text:p>
          </table:table-cell>
          <table:table-cell office:value-type="string" table:style-name="ce13">
            <text:p>Indicador F</text:p>
          </table:table-cell>
          <table:table-cell office:value-type="string" table:style-name="ce13">
            <text:p>Calificación unidad III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Mendiola Gaspar Carlos Alberto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70" table:formula="of:=SUM([.B39:.H39])/7*[.I$33]/[.I$36]" table:style-name="ce14">
            <text:p>70</text:p>
          </table:table-cell>
          <table:table-cell office:value-type="float" office:value="100" table:style-name="ce4">
            <text:p>100</text:p>
          </table:table-cell>
          <table:table-cell office:value-type="float" office:value="10" table:formula="of:=([.J39]*[.I34])/[.I$36]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0" table:formula="of:=SUM([.I39];[.K39:.M39])" table:style-name="ce14">
            <text:p>100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Politron Rangel Jesús Daniel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70" table:formula="of:=SUM([.B40:.H40])/7*[.I$33]/[.I$36]" table:style-name="ce14">
            <text:p>70</text:p>
          </table:table-cell>
          <table:table-cell office:value-type="float" office:value="100" table:style-name="ce4">
            <text:p>100</text:p>
          </table:table-cell>
          <table:table-cell office:value-type="float" office:value="10" table:formula="of:=([.J40]*[.I35])/[.I$36]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0" table:formula="of:=SUM([.I40];[.K40:.M40])" table:style-name="ce14">
            <text:p>100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Rivera Ruelas Aldo Mixtli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47" table:formula="of:=SUM([.B41:.H41])/7*[.I$33]/[.I$36]" table:style-name="ce1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([.J41]*[.I36])/[.I$36]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" table:formula="of:=SUM([.I41];[.K41:.M41])" table:style-name="ce14">
            <text:p>47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Sánchez Xx Arturo Valentín</text:p>
          </table:table-cell>
          <table:table-cell office:value-type="float" office:value="100" table:style-name="ce7">
            <text:p>100</text:p>
          </table:table-cell>
          <table:table-cell office:value-type="float" office:value="90" table:style-name="ce4">
            <text:p>9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15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49" table:formula="of:=SUM([.B42:.H42])/7*[.I$33]/[.I$36]" table:style-name="ce14">
            <text:p>49</text:p>
          </table:table-cell>
          <table:table-cell office:value-type="float" office:value="80" table:style-name="ce4">
            <text:p>80</text:p>
          </table:table-cell>
          <table:table-cell office:value-type="float" office:value="0" table:formula="of:=([.J42]*[.I37])/[.I$36]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" table:formula="of:=SUM([.I42];[.K42:.M42])" table:style-name="ce14">
            <text:p>49</text:p>
          </table:table-cell>
          <table:table-cell table:number-columns-repeated="1637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14" table:number-rows-spanned="1" table:style-name="ce17">
            <text:p>Unidad IV: <text:s/>Vistas y seguridad, parcial III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14" table:number-rows-spanned="1" table:style-name="ce25">
            <text:p>Indicadores de alcance (4.8) Valor del indicador (4.9)</text:p>
          </table:table-cell>
          <table:covered-table-cell table:number-columns-repeated="13"/>
          <table:table-cell table:number-columns-repeated="16370"/>
        </table:table-row>
        <table:table-row table:style-name="ro13">
          <table:table-cell office:value-type="string" table:number-columns-spanned="13" table:number-rows-spanned="1" table:style-name="ce37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1">Participación en clase, durante el desarrollo de las prácticas demostrativas.</text:span></text:p>
          </table:table-cell>
          <table:covered-table-cell table:number-columns-repeated="12"/>
          <table:table-cell office:value-type="percentage" office:value="0.1" table:style-name="ce9">
            <text:p>10.00%</text:p>
          </table:table-cell>
          <table:table-cell table:number-columns-repeated="16370"/>
        </table:table-row>
        <table:table-row table:style-name="ro14">
          <table:table-cell office:value-type="string" table:number-columns-spanned="13" table:number-rows-spanned="1" table:style-name="ce37">
            <text:p>C. Propone y/o explica soluciones o procedimientos no vistos (creatividad) . Desarrolla soluciones a problemarios propuestos por el asesor.</text:p>
            <text:p><text:span text:style-name="T1">Práctica “Roles, usuarios y permisos en Mysql</text:span></text:p>
            <text:p><text:span text:style-name="T1">Ejercicios prácticos del “Creación de usuarios y asignación de permisos</text:span></text:p>
            <text:p><text:span text:style-name="T1">Ejercicios prácticos del “buzón de tareas Vistas SQL”</text:span></text:p>
          </table:table-cell>
          <table:covered-table-cell table:number-columns-repeated="12"/>
          <table:table-cell office:value-type="percentage" office:value="0.7" table:style-name="ce9">
            <text:p>70.00%</text:p>
          </table:table-cell>
          <table:table-cell table:number-columns-repeated="1010" table:style-name="ce2"/>
          <table:table-cell table:number-columns-repeated="15360"/>
        </table:table-row>
        <table:table-row table:style-name="ro15">
          <table:table-cell office:value-type="string" table:number-columns-spanned="13" table:number-rows-spanned="1" table:style-name="ce37">
            <text:p>D. Introduce recursos y experiencias que promueven un pensamiento crítico.</text:p>
            <text:p><text:span text:style-name="T1">Esquema sobre el uso de la creación de usuarios y asignación de permisos</text:span></text:p>
          </table:table-cell>
          <table:covered-table-cell table:number-columns-repeated="12"/>
          <table:table-cell office:value-type="percentage" office:value="0.1" table:style-name="ce9">
            <text:p>10.00%</text:p>
          </table:table-cell>
          <table:table-cell table:number-columns-repeated="1010" table:style-name="ce2"/>
          <table:table-cell table:number-columns-repeated="15360"/>
        </table:table-row>
        <table:table-row table:style-name="ro2">
          <table:table-cell office:value-type="string" table:number-columns-spanned="13" table:number-rows-spanned="1" table:style-name="ce37">
            <text:p>F. Realiza su trabajo de manera autónoma y autorregulada. Es capaz de organizar su tiempo y trabajar sin necesidad de una supervisión estrecha</text:p>
            <text:p>y/o coercitiva.</text:p>
            <text:p><text:span text:style-name="T3">Entrega en tiempo y forma las actividades propuestas por el asesor.</text:span></text:p>
            <text:p><text:span text:style-name="T1">Trabaja de forma colaborativa entre pares.</text:span></text:p>
          </table:table-cell>
          <table:covered-table-cell table:number-columns-repeated="12"/>
          <table:table-cell office:value-type="percentage" office:value="0.1" table:style-name="ce9">
            <text:p>10.00%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number-columns-repeated="13" table:style-name="ce27"/>
          <table:table-cell office:value-type="percentage" office:value="0.99999999999999989" table:formula="of:=SUM([.N48:.N51])" table:style-name="ce16">
            <text:p>100.00%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9">
          <table:table-cell table:style-name="ce28"/>
          <table:table-cell table:style-name="ce29"/>
          <table:table-cell table:number-columns-repeated="1022" table:style-name="ce2"/>
          <table:table-cell table:number-columns-repeated="15360" table:style-name="ce1"/>
        </table:table-row>
        <table:table-row table:style-name="ro16">
          <table:table-cell office:value-type="string" table:style-name="ce44">
            <text:p>Estudiante</text:p>
          </table:table-cell>
          <table:table-cell office:value-type="string" table:style-name="ce40">
            <text:p>Prácica de clase vistas -&gt;<text:s/><text:span text:style-name="T1">Indicador C</text:span></text:p>
          </table:table-cell>
          <table:table-cell office:value-type="string" table:style-name="ce40">
            <text:p>Ejercicio vistas -&gt;<text:span text:style-name="T1">Indicador C</text:span></text:p>
          </table:table-cell>
          <table:table-cell office:value-type="string" table:style-name="ce40">
            <text:p>Ejercicio creación y administración de usuarios-&gt;<text:s/><text:span text:style-name="T1">Indicador C</text:span></text:p>
          </table:table-cell>
          <table:table-cell office:value-type="string" table:style-name="ce40">
            <text:p>Promedio Indicador C</text:p>
          </table:table-cell>
          <table:table-cell office:value-type="string" table:style-name="ce40">
            <text:p>Plenaria y exposición teoría seguridad en mysql -&gt;<text:span text:style-name="T1">Indicador D</text:span></text:p>
          </table:table-cell>
          <table:table-cell office:value-type="string" table:style-name="ce40">
            <text:p>Promedio indicador D</text:p>
          </table:table-cell>
          <table:table-cell office:value-type="string" table:style-name="ce40">
            <text:p>Promedio indicador B</text:p>
          </table:table-cell>
          <table:table-cell office:value-type="string" table:style-name="ce40">
            <text:p>Promedio indicador F</text:p>
          </table:table-cell>
          <table:table-cell office:value-type="string" table:style-name="ce40">
            <text:p>Calificacion final</text:p>
          </table:table-cell>
          <table:table-cell table:number-columns-repeated="1014" table:style-name="ce2"/>
          <table:table-cell table:number-columns-repeated="15360" table:style-name="ce1"/>
        </table:table-row>
        <table:table-row table:style-name="ro1">
          <table:table-cell office:value-type="string" table:style-name="ce45">
            <text:p>Mendiola Gaspar Carlos Alberto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1">
            <text:p>100</text:p>
          </table:table-cell>
          <table:table-cell office:value-type="float" office:value="70.000000000000014" table:formula="of:=(SUM([.B55:.D55])/3)*[.N$49]/[.N$52]" table:style-name="ce41">
            <text:p>70</text:p>
          </table:table-cell>
          <table:table-cell table:style-name="ce41"/>
          <table:table-cell office:value-type="float" office:value="0" table:formula="of:=([.F55]*[.N$50])/[.N$52]" table:style-name="ce41">
            <text:p>0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90.000000000000014" table:formula="of:=SUM([.E55];[.H55];[.I55])" table:style-name="ce41">
            <text:p>90</text:p>
          </table:table-cell>
          <table:table-cell table:number-columns-repeated="1014" table:style-name="ce2"/>
          <table:table-cell table:number-columns-repeated="15360" table:style-name="ce1"/>
        </table:table-row>
        <table:table-row table:style-name="ro1">
          <table:table-cell office:value-type="string" table:style-name="ce45">
            <text:p>Politron Rangel Jesús Daniel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1">
            <text:p>100</text:p>
          </table:table-cell>
          <table:table-cell office:value-type="float" office:value="70.000000000000014" table:formula="of:=(SUM([.B56:.D56])/3)*[.N$49]/[.N$52]" table:style-name="ce41">
            <text:p>70</text:p>
          </table:table-cell>
          <table:table-cell table:style-name="ce41"/>
          <table:table-cell office:value-type="float" office:value="0" table:formula="of:=([.F56]*[.N$50])/[.N$52]" table:style-name="ce41">
            <text:p>0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90.000000000000014" table:formula="of:=SUM([.E56];[.H56];[.I56])" table:style-name="ce41">
            <text:p>90</text:p>
          </table:table-cell>
          <table:table-cell table:number-columns-repeated="1014" table:style-name="ce2"/>
          <table:table-cell table:number-columns-repeated="15360" table:style-name="ce1"/>
        </table:table-row>
        <table:table-row table:style-name="ro1">
          <table:table-cell office:value-type="string" table:style-name="ce45">
            <text:p>Rivera Ruelas Aldo Mixtli</text:p>
          </table:table-cell>
          <table:table-cell table:number-columns-repeated="3" table:style-name="ce41"/>
          <table:table-cell office:value-type="float" office:value="0" table:formula="of:=(SUM([.B57:.D57])/3)*[.N$49]/[.N$52]" table:style-name="ce41">
            <text:p>0</text:p>
          </table:table-cell>
          <table:table-cell table:style-name="ce41"/>
          <table:table-cell office:value-type="float" office:value="0" table:formula="of:=([.F57]*[.N$50])/[.N$52]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SUM([.E57];[.H57];[.I57])" table:style-name="ce41">
            <text:p>0</text:p>
          </table:table-cell>
          <table:table-cell table:number-columns-repeated="1014" table:style-name="ce2"/>
          <table:table-cell table:number-columns-repeated="15360" table:style-name="ce1"/>
        </table:table-row>
        <table:table-row table:style-name="ro1">
          <table:table-cell office:value-type="string" table:style-name="ce45">
            <text:p>Sánchez Xx Arturo Valentín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1">
            <text:p>100</text:p>
          </table:table-cell>
          <table:table-cell office:value-type="float" office:value="70.000000000000014" table:formula="of:=(SUM([.B58:.D58])/3)*[.N$49]/[.N$52]" table:style-name="ce41">
            <text:p>70</text:p>
          </table:table-cell>
          <table:table-cell table:style-name="ce41"/>
          <table:table-cell office:value-type="float" office:value="0" table:formula="of:=([.F58]*[.N$50])/[.N$52]" table:style-name="ce41">
            <text:p>0</text:p>
          </table:table-cell>
          <table:table-cell office:value-type="float" office:value="10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90.000000000000014" table:formula="of:=SUM([.E58];[.H58];[.I58])" table:style-name="ce41">
            <text:p>90</text:p>
          </table:table-cell>
          <table:table-cell table:number-columns-repeated="1014" table:style-name="ce2"/>
          <table:table-cell table:number-columns-repeated="15360" table:style-name="ce1"/>
        </table:table-row>
        <table:table-row table:number-rows-repeated="4" table:style-name="ro1">
          <table:table-cell table:number-columns-repeated="1024" table:style-name="ce2"/>
          <table:table-cell table:number-columns-repeated="15360" table:style-name="ce1"/>
        </table:table-row>
        <table:table-row table:style-name="ro17">
          <table:table-cell office:value-type="string" table:number-columns-spanned="13" table:number-rows-spanned="1" table:style-name="ce30">
            <text:p>B. Hace aportaciones a las actividades académicas desarrolladas. Participa, desarrolla y expone los temas asignados por el asesor. Expresa ideas coherentes y con respeto hacía sus compañeros.</text:p>
            <text:p><text:span text:style-name="T3">Participación en clase, durante el desarrollo de las prácticas demostrativas.</text:span></text:p>
          </table:table-cell>
          <table:covered-table-cell table:number-columns-repeated="12"/>
          <table:table-cell office:value-type="percentage" office:value="0.1" table:style-name="ce34">
            <text:p>10%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8">
          <table:table-cell office:value-type="string" table:number-columns-spanned="13" table:number-rows-spanned="1" table:style-name="ce30">
            <text:p>C. Propone y/o explica soluciones o procedimientos <text:s/>no vistos (creatividad) . Desarrolla soluciones a problemarios propuestos por el asesor.</text:p>
            <text:p><text:span text:style-name="T3">Buzón de tareas Transacciones en Mysql</text:span></text:p>
            <text:p/>
          </table:table-cell>
          <table:covered-table-cell table:number-columns-repeated="12"/>
          <table:table-cell office:value-type="percentage" office:value="0.7" table:style-name="ce34">
            <text:p>70%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9">
          <table:table-cell office:value-type="string" table:number-columns-spanned="13" table:number-rows-spanned="1" table:style-name="ce30">
            <text:p>D. Introduce recursos y experiencias que promueven un pensamiento crítico.</text:p>
            <text:p><text:span text:style-name="T3">Mapa mental Transacciones SQL</text:span></text:p>
            <text:p/>
          </table:table-cell>
          <table:covered-table-cell table:number-columns-repeated="12"/>
          <table:table-cell office:value-type="percentage" office:value="0.1" table:style-name="ce34">
            <text:p>10%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20">
          <table:table-cell office:value-type="string" table:number-columns-spanned="13" table:number-rows-spanned="1" table:style-name="ce30">
            <text:p>F. Realiza su trabajo de manera autónoma y autorregulada. Es capaz de organizar su tiempo y trabajar sin necesidad de una supervisión estrecha y/o coercitiva.</text:p>
            <text:p><text:span text:style-name="T3">Entrega en tiempo y forma las actividades propuestas por el asesor.</text:span></text:p>
            <text:p><text:span text:style-name="T3">Trabaja de forma colaborativa entre pares.</text:span></text:p>
            <text:p/>
          </table:table-cell>
          <table:covered-table-cell table:number-columns-repeated="12"/>
          <table:table-cell office:value-type="percentage" office:value="0.1" table:style-name="ce34">
            <text:p>10%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number-columns-repeated="13" table:style-name="ce2"/>
          <table:table-cell office:value-type="percentage" office:value="0.99999999999999989" table:formula="of:=SUM([.N63:.N66])" table:style-name="ce38">
            <text:p>100%</text:p>
          </table:table-cell>
          <table:table-cell table:number-columns-repeated="1010" table:style-name="ce2"/>
          <table:table-cell table:number-columns-repeated="15360" table:style-name="ce1"/>
        </table:table-row>
        <table:table-row table:style-name="ro1">
          <table:table-cell table:number-columns-repeated="1024" table:style-name="ce2"/>
          <table:table-cell table:number-columns-repeated="15360" table:style-name="ce1"/>
        </table:table-row>
        <table:table-row table:style-name="ro1">
          <table:table-cell office:value-type="string" table:style-name="ce2">
            <text:p>Sql procedural Unidad V</text:p>
          </table:table-cell>
          <table:table-cell table:number-columns-repeated="1023" table:style-name="ce2"/>
          <table:table-cell table:number-columns-repeated="15360" table:style-name="ce1"/>
        </table:table-row>
        <table:table-row table:style-name="ro21">
          <table:table-cell office:value-type="string" table:style-name="ce39">
            <text:p>Estudiante</text:p>
          </table:table-cell>
          <table:table-cell office:value-type="string" table:style-name="ce40">
            <text:p>Promedio Indicador B</text:p>
          </table:table-cell>
          <table:table-cell office:value-type="string" table:style-name="ce40">
            <text:p>Prácica de clase disparadores-&gt;<text:span text:style-name="T1"><text:s/>Indicador C</text:span></text:p>
          </table:table-cell>
          <table:table-cell office:value-type="string" table:style-name="ce40">
            <text:p>Laboratorio de transacciones-&gt;<text:span text:style-name="T1">Indicador C</text:span></text:p>
          </table:table-cell>
          <table:table-cell office:value-type="string" table:style-name="ce40">
            <text:p>Práctica cierre de unidad (procedimientos almacenados)-&gt;<text:span text:style-name="T1">Indicador C</text:span></text:p>
          </table:table-cell>
          <table:table-cell office:value-type="string" table:style-name="ce40">
            <text:p>Promedio Indicado C</text:p>
          </table:table-cell>
          <table:table-cell office:value-type="string" table:style-name="ce40">
            <text:p>Introducción a las transacciones (Teoría) -&gt;<text:s/><text:span text:style-name="T1">Indicador D</text:span></text:p>
          </table:table-cell>
          <table:table-cell office:value-type="string" table:style-name="ce40">
            <text:p>Promedio Indicador D</text:p>
          </table:table-cell>
          <table:table-cell office:value-type="string" table:style-name="ce40">
            <text:p>Promedio indicador F</text:p>
          </table:table-cell>
          <table:table-cell office:value-type="string" table:style-name="ce40">
            <text:p>Califiación de la unidad</text:p>
          </table:table-cell>
          <table:table-cell table:number-columns-repeated="1014" table:style-name="ce2"/>
          <table:table-cell table:number-columns-repeated="15360" table:style-name="ce1"/>
        </table:table-row>
        <table:table-row table:style-name="ro1">
          <table:table-cell office:value-type="string" table:style-name="ce41">
            <text:p>Mendiola Gaspar Carlos Alberto</text:p>
          </table:table-cell>
          <table:table-cell office:value-type="float" office:value="10" table:style-name="ce41">
            <text:p>10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1">
            <text:p>100</text:p>
          </table:table-cell>
          <table:table-cell table:style-name="ce41"/>
          <table:table-cell office:value-type="float" office:value="46.666666666666671" table:formula="of:=(SUM([.C71:.E71])/3)*[.N$64]/[.N$67]" table:style-name="ce41">
            <text:p>46.66666667</text:p>
          </table:table-cell>
          <table:table-cell office:value-type="float" office:value="100" table:style-name="ce42">
            <text:p>100</text:p>
          </table:table-cell>
          <table:table-cell office:value-type="float" office:value="10.000000000000002" table:formula="of:=([.G71]*[.N$65])/[.N$67]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66.666666666666671" table:formula="of:=SUM([.F71];[.H71];[.I71])" table:style-name="ce43">
            <text:p>67</text:p>
          </table:table-cell>
          <table:table-cell table:number-columns-repeated="1014" table:style-name="ce2"/>
          <table:table-cell table:number-columns-repeated="15360" table:style-name="ce1"/>
        </table:table-row>
        <table:table-row table:style-name="ro1">
          <table:table-cell office:value-type="string" table:style-name="ce41">
            <text:p>Politron Rangel Jesús Daniel</text:p>
          </table:table-cell>
          <table:table-cell office:value-type="float" office:value="10" table:style-name="ce41">
            <text:p>10</text:p>
          </table:table-cell>
          <table:table-cell office:value-type="float" office:value="100" table:style-name="ce41">
            <text:p>100</text:p>
          </table:table-cell>
          <table:table-cell table:number-columns-repeated="2" table:style-name="ce41"/>
          <table:table-cell office:value-type="float" office:value="23.333333333333336" table:formula="of:=(SUM([.C72:.E72])/3)*[.N$64]/[.N$67]" table:style-name="ce41">
            <text:p>23.33333333</text:p>
          </table:table-cell>
          <table:table-cell table:style-name="ce42"/>
          <table:table-cell office:value-type="float" office:value="0" table:formula="of:=([.G72]*[.N$65])/[.N$67]" table:style-name="ce41">
            <text:p>0</text:p>
          </table:table-cell>
          <table:table-cell office:value-type="float" office:value="10" table:style-name="ce41">
            <text:p>10</text:p>
          </table:table-cell>
          <table:table-cell office:value-type="float" office:value="33.333333333333336" table:formula="of:=SUM([.F72];[.H72];[.I72])" table:style-name="ce43">
            <text:p>33</text:p>
          </table:table-cell>
          <table:table-cell table:number-columns-repeated="1014" table:style-name="ce2"/>
          <table:table-cell table:number-columns-repeated="15360" table:style-name="ce1"/>
        </table:table-row>
        <table:table-row table:style-name="ro1">
          <table:table-cell office:value-type="string" table:style-name="ce41">
            <text:p>Rivera Ruelas Aldo Mixtli</text:p>
          </table:table-cell>
          <table:table-cell office:value-type="float" office:value="5" table:style-name="ce41">
            <text:p>5</text:p>
          </table:table-cell>
          <table:table-cell table:number-columns-repeated="3" table:style-name="ce41"/>
          <table:table-cell office:value-type="float" office:value="0" table:formula="of:=(SUM([.C73:.E73])/3)*[.N$64]/[.N$67]" table:style-name="ce41">
            <text:p>0</text:p>
          </table:table-cell>
          <table:table-cell table:style-name="ce42"/>
          <table:table-cell office:value-type="float" office:value="0" table:formula="of:=([.G73]*[.N$65])/[.N$67]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SUM([.F73];[.H73];[.I73])" table:style-name="ce43">
            <text:p>0</text:p>
          </table:table-cell>
          <table:table-cell table:number-columns-repeated="1014" table:style-name="ce2"/>
          <table:table-cell table:number-columns-repeated="15360" table:style-name="ce1"/>
        </table:table-row>
        <table:table-row table:style-name="ro1">
          <table:table-cell office:value-type="string" table:style-name="ce41">
            <text:p>Sánchez Xx Arturo Valentín</text:p>
          </table:table-cell>
          <table:table-cell office:value-type="float" office:value="10" table:style-name="ce41">
            <text:p>10</text:p>
          </table:table-cell>
          <table:table-cell office:value-type="float" office:value="100" table:style-name="ce41">
            <text:p>100</text:p>
          </table:table-cell>
          <table:table-cell office:value-type="float" office:value="100" table:style-name="ce41">
            <text:p>100</text:p>
          </table:table-cell>
          <table:table-cell table:style-name="ce41"/>
          <table:table-cell office:value-type="float" office:value="46.666666666666671" table:formula="of:=(SUM([.C74:.E74])/3)*[.N$64]/[.N$67]" table:style-name="ce41">
            <text:p>46.66666667</text:p>
          </table:table-cell>
          <table:table-cell office:value-type="float" office:value="100" table:style-name="ce42">
            <text:p>100</text:p>
          </table:table-cell>
          <table:table-cell office:value-type="float" office:value="10.000000000000002" table:formula="of:=([.G74]*[.N$65])/[.N$67]" table:style-name="ce41">
            <text:p>10</text:p>
          </table:table-cell>
          <table:table-cell office:value-type="float" office:value="10" table:style-name="ce41">
            <text:p>10</text:p>
          </table:table-cell>
          <table:table-cell office:value-type="float" office:value="66.666666666666671" table:formula="of:=SUM([.F74];[.H74];[.I74])" table:style-name="ce43">
            <text:p>67</text:p>
          </table:table-cell>
          <table:table-cell table:number-columns-repeated="1014" table:style-name="ce2"/>
          <table:table-cell table:number-columns-repeated="15360" table:style-name="ce1"/>
        </table:table-row>
        <table:table-row table:style-name="ro1">
          <table:table-cell table:number-columns-repeated="1024" table:style-name="ce2"/>
          <table:table-cell table:number-columns-repeated="15360" table:style-name="ce1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number-rows-repeated="3" table:style-name="ro22">
          <table:table-cell table:number-columns-repeated="16384"/>
        </table:table-row>
        <table:table-row table:style-name="ro1">
          <table:table-cell office:value-type="string" table:style-name="ce2">
            <text:p>UNIdad VII Conectividad</text:p>
          </table:table-cell>
          <table:table-cell table:number-columns-repeated="1023" table:style-name="ce2"/>
          <table:table-cell table:number-columns-repeated="15360" table:style-name="ce1"/>
        </table:table-row>
        <table:table-row table:style-name="ro23">
          <table:table-cell office:value-type="string" table:style-name="ce44">
            <text:p>Estudiante</text:p>
          </table:table-cell>
          <table:table-cell office:value-type="string" table:style-name="ce41">
            <text:p>Proyecto de unidad</text:p>
          </table:table-cell>
          <table:table-cell table:number-columns-repeated="1022" table:style-name="ce2"/>
          <table:table-cell table:number-columns-repeated="15360" table:style-name="ce1"/>
        </table:table-row>
        <table:table-row table:style-name="ro1">
          <table:table-cell office:value-type="string" table:style-name="ce45">
            <text:p>Mendiola Gaspar Carlos Alberto</text:p>
          </table:table-cell>
          <table:table-cell office:value-type="float" office:value="100" table:style-name="ce41">
            <office:annotation draw:style-name="a0" svg:x="4.36458333333333in" svg:y="25.0729166666667in" svg:width="1.13541666666667in" svg:height="0.447916666666667in">
              <dc:creator/>
              <text:p><text:span text:style-name="T4">V STUDIO ASP.NET</text:span></text:p>
            </office:annotation>
            <text:p>100</text:p>
          </table:table-cell>
          <table:table-cell table:number-columns-repeated="1022" table:style-name="ce2"/>
          <table:table-cell table:number-columns-repeated="15360" table:style-name="ce1"/>
        </table:table-row>
        <table:table-row table:style-name="ro1">
          <table:table-cell office:value-type="string" table:style-name="ce45">
            <text:p>Politron Rangel Jesús Daniel</text:p>
          </table:table-cell>
          <table:table-cell table:style-name="ce41"/>
          <table:table-cell table:number-columns-repeated="1022" table:style-name="ce2"/>
          <table:table-cell table:number-columns-repeated="15360" table:style-name="ce1"/>
        </table:table-row>
        <table:table-row table:style-name="ro1">
          <table:table-cell office:value-type="string" table:style-name="ce45">
            <text:p>Rivera Ruelas Aldo Mixtli</text:p>
          </table:table-cell>
          <table:table-cell table:style-name="ce41"/>
          <table:table-cell table:number-columns-repeated="1022" table:style-name="ce2"/>
          <table:table-cell table:number-columns-repeated="15360" table:style-name="ce1"/>
        </table:table-row>
        <table:table-row table:style-name="ro1">
          <table:table-cell office:value-type="string" table:style-name="ce45">
            <text:p>Sánchez Xx Arturo Valentín</text:p>
          </table:table-cell>
          <table:table-cell table:style-name="ce41"/>
          <table:table-cell table:number-columns-repeated="1022" table:style-name="ce2"/>
          <table:table-cell table:number-columns-repeated="15360" table:style-name="ce1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number-rows-repeated="5" table:style-name="ro2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79" table:style-name="ro2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castillo</dc:creator>
    <meta:creation-date>2018-08-22T10:38:32Z</meta:creation-date>
    <dc:date>2018-11-28T23:20:58Z</dc:date>
    <meta:editing-cycles>84</meta:editing-cycles>
    <meta:editing-duration>PT16480S</meta:editing-duration>
  </office:meta>
</office:document-meta>
</file>